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au1" style:family="table">
      <style:table-properties style:width="16.979cm" table:align="margins"/>
    </style:style>
    <style:style style:name="Tableau1.A" style:family="table-column">
      <style:table-column-properties style:column-width="10.94cm" style:rel-column-width="42225*"/>
    </style:style>
    <style:style style:name="Tableau1.B" style:family="table-column">
      <style:table-column-properties style:column-width="6.04cm" style:rel-column-width="23310*"/>
    </style:style>
    <style:style style:name="Tableau1.A1" style:family="table-cell">
      <style:table-cell-properties fo:padding="0.097cm" fo:border="none"/>
    </style:style>
    <style:style style:name="P1" style:family="paragraph" style:parent-style-name="Standard">
      <style:paragraph-properties fo:line-height="100%" fo:text-align="start" style:justify-single-word="false"/>
      <style:text-properties style:font-name="Times New Roman" fo:font-weight="bold" officeooo:paragraph-rsid="00022d45" style:font-weight-asian="bold" style:font-weight-complex="bold"/>
    </style:style>
    <style:style style:name="P2" style:family="paragraph" style:parent-style-name="Standard">
      <style:text-properties officeooo:paragraph-rsid="00022d45"/>
    </style:style>
    <style:style style:name="P3" style:family="paragraph" style:parent-style-name="Standard">
      <style:paragraph-properties fo:text-align="center" style:justify-single-word="false"/>
      <style:text-properties officeooo:rsid="00022d45" officeooo:paragraph-rsid="00022d45"/>
    </style:style>
    <style:style style:name="P4" style:family="paragraph" style:parent-style-name="Standard">
      <style:paragraph-properties fo:text-align="center" style:justify-single-word="false"/>
      <style:text-properties fo:font-size="16pt" fo:font-weight="bold" officeooo:rsid="00022d45" officeooo:paragraph-rsid="00022d45" style:font-size-asian="16pt" style:font-weight-asian="bold" style:font-size-complex="16pt" style:font-weight-complex="bold"/>
    </style:style>
    <style:style style:name="P5" style:family="paragraph" style:parent-style-name="Table_20_Contents">
      <style:paragraph-properties fo:line-height="100%" fo:text-align="end" style:justify-single-word="false"/>
      <style:text-properties style:font-name="Times New Roman" fo:font-weight="bold" officeooo:paragraph-rsid="00022d45" style:font-weight-asian="bold" style:font-weight-complex="bold"/>
    </style:style>
    <style:style style:name="P6" style:family="paragraph" style:parent-style-name="Table_20_Contents">
      <style:paragraph-properties fo:line-height="100%" fo:text-align="end" style:justify-single-word="false"/>
      <style:text-properties style:font-name="Times New Roman" fo:font-weight="bold" officeooo:rsid="0013883d" officeooo:paragraph-rsid="00022d45" style:font-weight-asian="bold" style:font-weight-complex="bold"/>
    </style:style>
    <style:style style:name="P7" style:family="paragraph" style:parent-style-name="Table_20_Contents">
      <style:paragraph-properties fo:line-height="100%" fo:text-align="end" style:justify-single-word="false"/>
      <style:text-properties style:font-name="Times New Roman" fo:font-weight="bold" officeooo:rsid="00022d45" officeooo:paragraph-rsid="00022d45" style:font-weight-asian="bold" style:font-weight-complex="bold"/>
    </style:style>
    <style:style style:name="P8" style:family="paragraph" style:parent-style-name="Standard">
      <style:paragraph-properties fo:margin-top="0.101cm" fo:margin-bottom="0.101cm" loext:contextual-spacing="false" fo:line-height="115%" fo:text-align="justify" style:justify-single-word="false"/>
      <style:text-properties style:font-name="Times New Roman" officeooo:rsid="0005769f" officeooo:paragraph-rsid="0005769f"/>
    </style:style>
    <style:style style:name="P9" style:family="paragraph" style:parent-style-name="Standard">
      <style:paragraph-properties fo:margin-top="0.101cm" fo:margin-bottom="0.101cm" loext:contextual-spacing="false" fo:line-height="115%" fo:text-align="justify" style:justify-single-word="false"/>
      <style:text-properties style:font-name="Times New Roman" fo:font-size="14pt" fo:font-style="italic" fo:font-weight="bold" officeooo:rsid="00035e6c" officeooo:paragraph-rsid="00035e6c" style:font-size-asian="14pt" style:font-style-asian="italic" style:font-weight-asian="bold" style:font-size-complex="14pt" style:font-style-complex="italic" style:font-weight-complex="bold"/>
    </style:style>
    <style:style style:name="P10" style:family="paragraph" style:parent-style-name="Standard">
      <style:paragraph-properties fo:margin-top="0.101cm" fo:margin-bottom="0.101cm" loext:contextual-spacing="false" fo:line-height="115%" fo:text-align="justify" style:justify-single-word="false"/>
      <style:text-properties style:font-name="Times New Roman" fo:font-size="14pt" fo:font-style="italic" fo:font-weight="bold" officeooo:rsid="00256885" officeooo:paragraph-rsid="00256885" style:font-size-asian="14pt" style:font-style-asian="italic" style:font-weight-asian="bold" style:font-size-complex="14pt" style:font-style-complex="italic" style:font-weight-complex="bold"/>
    </style:style>
    <style:style style:name="P11" style:family="paragraph" style:parent-style-name="Standard">
      <style:paragraph-properties fo:margin-top="0.101cm" fo:margin-bottom="0.101cm" loext:contextual-spacing="false" fo:line-height="115%" fo:text-align="justify" style:justify-single-word="false"/>
      <style:text-properties style:font-name="Times New Roman" fo:font-size="14pt" fo:font-style="italic" fo:font-weight="bold" officeooo:rsid="002852d0" officeooo:paragraph-rsid="002852d0" style:font-size-asian="12.25pt" style:font-style-asian="italic" style:font-weight-asian="bold" style:font-size-complex="14pt" style:font-style-complex="italic" style:font-weight-complex="bold"/>
    </style:style>
    <style:style style:name="P12" style:family="paragraph" style:parent-style-name="Standard">
      <style:paragraph-properties fo:margin-top="0.101cm" fo:margin-bottom="0.101cm" loext:contextual-spacing="false" fo:line-height="115%" fo:text-align="justify" style:justify-single-word="false"/>
      <style:text-properties style:font-name="Times New Roman" fo:font-weight="bold" officeooo:rsid="0026f055" officeooo:paragraph-rsid="0026f055" style:font-weight-asian="bold" style:font-weight-complex="bold"/>
    </style:style>
    <style:style style:name="P13" style:family="paragraph" style:parent-style-name="Standard">
      <style:paragraph-properties fo:margin-top="0.101cm" fo:margin-bottom="0.101cm" loext:contextual-spacing="false" fo:line-height="115%" fo:text-align="justify" style:justify-single-word="false"/>
      <style:text-properties style:font-name="Times New Roman" fo:font-weight="bold" officeooo:rsid="0026f9fd" officeooo:paragraph-rsid="0026f9fd" style:font-weight-asian="bold" style:font-weight-complex="bold"/>
    </style:style>
    <style:style style:name="P14" style:family="paragraph" style:parent-style-name="Standard" style:list-style-name="L10">
      <style:paragraph-properties fo:margin-top="0.101cm" fo:margin-bottom="0.101cm" loext:contextual-spacing="false" fo:line-height="115%" fo:text-align="justify" style:justify-single-word="false"/>
      <style:text-properties style:font-name="Times New Roman" fo:font-weight="bold" officeooo:rsid="0026f9fd" officeooo:paragraph-rsid="0026f9fd" style:font-weight-asian="bold" style:font-weight-complex="bold"/>
    </style:style>
    <style:style style:name="P15" style:family="paragraph" style:parent-style-name="Standard" style:list-style-name="L11">
      <style:paragraph-properties fo:margin-top="0.101cm" fo:margin-bottom="0.101cm" loext:contextual-spacing="false" fo:line-height="115%" fo:text-align="justify" style:justify-single-word="false"/>
      <style:text-properties style:font-name="Times New Roman" fo:font-weight="bold" officeooo:rsid="0026f9fd" officeooo:paragraph-rsid="0026f9fd" style:font-weight-asian="bold" style:font-weight-complex="bold"/>
    </style:style>
    <style:style style:name="P16" style:family="paragraph" style:parent-style-name="Standard">
      <style:paragraph-properties fo:margin-top="0.101cm" fo:margin-bottom="0.101cm" loext:contextual-spacing="false" fo:line-height="115%" fo:text-align="justify" style:justify-single-word="false"/>
      <style:text-properties style:font-name="Times New Roman" fo:font-size="12pt" fo:font-style="normal" fo:font-weight="normal" officeooo:rsid="002934c4" officeooo:paragraph-rsid="002934c4" style:font-size-asian="10.5pt" style:font-style-asian="normal" style:font-weight-asian="normal" style:font-size-complex="12pt" style:font-style-complex="normal" style:font-weight-complex="normal"/>
    </style:style>
    <style:style style:name="P17" style:family="paragraph" style:parent-style-name="Standard" style:list-style-name="L13">
      <style:paragraph-properties fo:margin-top="0.101cm" fo:margin-bottom="0.101cm" loext:contextual-spacing="false" fo:line-height="115%" fo:text-align="justify" style:justify-single-word="false"/>
      <style:text-properties style:font-name="Times New Roman" fo:font-size="12pt" fo:font-style="normal" fo:font-weight="normal" officeooo:rsid="002934c4" officeooo:paragraph-rsid="002934c4" style:font-size-asian="10.5pt" style:font-style-asian="normal" style:font-weight-asian="normal" style:font-size-complex="12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Times New Roman" fo:font-weight="normal" officeooo:rsid="0026f055" officeooo:paragraph-rsid="0026f055" style:font-weight-asian="normal" style:font-weight-complex="normal"/>
    </style:style>
    <style:style style:name="P19" style:family="paragraph" style:parent-style-name="Standard" style:list-style-name="L9">
      <style:paragraph-properties fo:margin-top="0.101cm" fo:margin-bottom="0.101cm" loext:contextual-spacing="false" fo:line-height="115%" fo:text-align="justify" style:justify-single-word="false"/>
      <style:text-properties style:font-name="Times New Roman" fo:font-weight="normal" officeooo:rsid="0026f9fd" officeooo:paragraph-rsid="0026f9fd" style:font-weight-asian="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Times New Roman" fo:font-weight="normal" officeooo:rsid="0026f9fd" officeooo:paragraph-rsid="0026f9fd" style:font-weight-asian="normal" style:font-weight-complex="normal"/>
    </style:style>
    <style:style style:name="P21" style:family="paragraph" style:parent-style-name="Standard" style:list-style-name="L12">
      <style:paragraph-properties fo:margin-top="0.101cm" fo:margin-bottom="0.101cm" loext:contextual-spacing="false" fo:line-height="115%" fo:text-align="justify" style:justify-single-word="false"/>
      <style:text-properties style:font-name="Times New Roman" fo:font-weight="normal" officeooo:rsid="002852d0" officeooo:paragraph-rsid="002852d0" style:font-weight-asian="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Times New Roman" fo:font-weight="normal" officeooo:rsid="002852d0" officeooo:paragraph-rsid="002852d0" style:font-weight-asian="normal" style:font-weight-complex="normal"/>
    </style:style>
    <style:style style:name="T1" style:family="text">
      <style:text-properties officeooo:rsid="00227903"/>
    </style:style>
    <style:style style:name="T2" style:family="text">
      <style:text-properties officeooo:rsid="00022d45"/>
    </style:style>
    <style:style style:name="T3" style:family="text">
      <style:text-properties officeooo:rsid="0005769f"/>
    </style:style>
    <style:style style:name="T4" style:family="text">
      <style:text-properties officeooo:rsid="00256885"/>
    </style:style>
    <style:style style:name="T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 style:family="text">
      <style:text-properties fo:font-size="12pt" fo:font-style="normal" fo:font-weight="normal" officeooo:rsid="002ba539" style:font-size-asian="10.5pt" style:font-style-asian="normal" style:font-weight-asian="normal" style:font-size-complex="12pt" style:font-style-complex="normal" style:font-weight-complex="normal"/>
    </style:style>
    <style:style style:name="T7" style:family="text">
      <style:text-properties fo:font-size="12pt" fo:font-style="normal" style:font-size-asian="10.5pt" style:font-style-asian="normal" style:font-size-complex="12pt" style:font-style-complex="normal"/>
    </style:style>
    <style:style style:name="T8" style:family="text">
      <style:text-properties fo:font-size="12pt" fo:font-style="normal" officeooo:rsid="0026f9fd" style:font-size-asian="10.5pt" style:font-style-asian="normal" style:font-size-complex="12pt" style:font-style-complex="normal"/>
    </style:style>
    <style:style style:name="T9" style:family="text">
      <style:text-properties fo:font-size="12pt" fo:font-style="normal" officeooo:rsid="0029e476" style:font-size-asian="10.5pt" style:font-style-asian="normal" style:font-size-complex="12pt" style:font-style-complex="normal"/>
    </style:style>
    <style:style style:name="T10" style:family="text">
      <style:text-properties fo:font-size="12pt" fo:font-style="normal" officeooo:rsid="002ba539" style:font-size-asian="10.5pt" style:font-style-asian="normal" style:font-size-complex="12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1">Université de Jijel</text:p>
            <text:p text:style-name="P1">Faculté des Sciences Exactes et d'Informatique</text:p>
            <text:p text:style-name="P1">Département d'Informatique</text:p>
          </table:table-cell>
          <table:table-cell table:style-name="Tableau1.A1" office:value-type="string">
            <text:p text:style-name="P5">A. U : 20<text:span text:style-name="T1">20</text:span>/20<text:span text:style-name="T1">21</text:span></text:p>
            <text:p text:style-name="P5"><text:span text:style-name="T2">3</text:span>L</text:p>
            <text:p text:style-name="P7">Données semi-structurées</text:p>
            <text:p text:style-name="P6"/>
          </table:table-cell>
        </table:table-row>
      </table:table>
      <text:p text:style-name="P2"/>
      <text:p text:style-name="P4">TP N° 0<text:span text:style-name="T4">3</text:span></text:p>
      <text:p text:style-name="P3"/>
      <text:p text:style-name="P9">Objectif<text:span text:style-name="T3">s</text:span></text:p>
      <text:p text:style-name="P8">L’objectif de cette série de TP est de <text:span text:style-name="T4">réaliser un exemple d’échange de données entre deux Systèmes d’Information en utilisant XML. L’utilisation du XML dans ce contexte permet aux différents Systèmes d’Information (qu’ils soient dans la même organisation où dans deux organisations différentes) d’échanger des données </text:span><text:bookmark-start text:name="__DdeLink__154_217055733"/><text:span text:style-name="T4">indépendamment</text:span><text:bookmark-end text:name="__DdeLink__154_217055733"/><text:span text:style-name="T4"> des technologies utilisées dans les deux systèmes. En effet, les flux XML peuvent être créés, manipulés et envoyés sur Internet (ou via un fichier) par toutes les plateformes utilisées dans les entreprises, malgré cela, XML reste indépendant de la technologie utilisée pour le manipuler.</text:span></text:p>
      <text:p text:style-name="P8"/>
      <text:p text:style-name="P10">Enoncé</text:p>
      <text:p text:style-name="P12"><text:span text:style-name="T7">Le premier système</text:span></text:p>
      <text:p text:style-name="P18"><text:span text:style-name="T7">Il s’agit d’une app</text:span><text:span text:style-name="T9">l</text:span><text:span text:style-name="T7">ication de gestion des patients utilisée par un médecin généraliste. Cette application lui permet de gérer l’historique médical de ses patients, leurs consultations, les traitements donnés et les analyses médicales et radios effectué</text:span><text:span text:style-name="T9">e</text:span><text:span text:style-name="T7">s.</text:span></text:p>
      <text:p text:style-name="P18"><text:span text:style-name="T7">La table “</text:span><text:span text:style-name="T8">patient” </text:span><text:span text:style-name="T7">dans la base de données contient les champs suivants :</text:span></text:p>
      <text:list xml:id="list3288264192230270721" text:style-name="L9">
        <text:list-item>
          <text:p text:style-name="P19"><text:span text:style-name="T7">id_patient,</text:span></text:p>
        </text:list-item>
        <text:list-item>
          <text:p text:style-name="P19"><text:span text:style-name="T7">nom,</text:span></text:p>
        </text:list-item>
        <text:list-item>
          <text:p text:style-name="P19"><text:span text:style-name="T7">prenom,</text:span></text:p>
        </text:list-item>
        <text:list-item>
          <text:p text:style-name="P19"><text:span text:style-name="T7">age,</text:span></text:p>
        </text:list-item>
        <text:list-item>
          <text:p text:style-name="P19"><text:span text:style-name="T7">sexe</text:span></text:p>
        </text:list-item>
      </text:list>
      <text:p text:style-name="P20"><text:span text:style-name="T7">Le id_patient est interne (propre à cette clinique) et il est généré séquentiellement.</text:span></text:p>
      <text:p text:style-name="P20"><text:span text:style-name="T7"/></text:p>
      <text:p text:style-name="P13"><text:span text:style-name="T7">Le deuxième système</text:span></text:p>
      <text:p text:style-name="P13"><text:span text:style-name="T5">Il s’agit d’une application de gestion des patients utilisée par une clinique de radiologie. La clinique effectue différent</text:span><text:span text:style-name="T6">s</text:span><text:span text:style-name="T5"> types de radios avec diagnosti</text:span><text:span text:style-name="T6">c</text:span><text:span text:style-name="T5">. L’application permet de garder historique des patients et de tous les radios qu’ils ont effectué au sein de la clinique.</text:span></text:p>
      <text:p text:style-name="P13"><text:span text:style-name="T5">La table “patient” dans la base de données contient les données suivantes :</text:span></text:p>
      <text:list xml:id="list182595729882082044" text:style-name="L10">
        <text:list-item>
          <text:p text:style-name="P14"><text:span text:style-name="T5">id,</text:span></text:p>
        </text:list-item>
        <text:list-item>
          <text:p text:style-name="P14"><text:span text:style-name="T5">full_name,</text:span></text:p>
        </text:list-item>
        <text:list-item>
          <text:p text:style-name="P14"><text:span text:style-name="T5">age.</text:span></text:p>
        </text:list-item>
      </text:list>
      <text:p text:style-name="P13"><text:span text:style-name="T5">Le id est interne (propre à la clinique de radiologie) et il est généré séquentiellement.</text:span></text:p>
      <text:p text:style-name="P13"><text:span text:style-name="T5">La table “radio” contient les informations suivantes :</text:span></text:p>
      <text:list xml:id="list8882924541751648223" text:style-name="L11">
        <text:list-item>
          <text:p text:style-name="P15"><text:soft-page-break/><text:span text:style-name="T5">id,</text:span></text:p>
        </text:list-item>
        <text:list-item>
          <text:p text:style-name="P15"><text:span text:style-name="T5">type_radio,</text:span></text:p>
        </text:list-item>
        <text:list-item>
          <text:p text:style-name="P15"><text:span text:style-name="T5">date_radio.</text:span></text:p>
        </text:list-item>
      </text:list>
      <text:p text:style-name="P13"><text:span text:style-name="T5">La table contient aussi une clé étrangère vers la table “patient”.</text:span></text:p>
      <text:p text:style-name="P13"><text:span text:style-name="T5"/></text:p>
      <text:p text:style-name="P13"><text:span text:style-name="T7">Mécanisme de communication</text:span></text:p>
      <text:p text:style-name="P20"><text:span text:style-name="T7">Les deux cliniques veulent améliorer leur communication. Ils comptent mettre au point un mécanisme qui permet au généraliste d’ordonner un radio pour un client donné d’une manière simple, efficace et rapide.</text:span></text:p>
      <text:p text:style-name="P20"><text:span text:style-name="T7">Les deux médecins imaginent le scénario suivant :</text:span></text:p>
      <text:list xml:id="list1952676911314522214" text:style-name="L12">
        <text:list-item>
          <text:p text:style-name="P21"><text:span text:style-name="T7">Le généraliste utilise une fenêtre pour :</text:span></text:p>
          <text:list>
            <text:list-item>
              <text:p text:style-name="P21"><text:span text:style-name="T7">Sélectionner le patient,</text:span></text:p>
            </text:list-item>
            <text:list-item>
              <text:p text:style-name="P21"><text:span text:style-name="T7">Remplir un champ pour préciser le type de la radio,</text:span></text:p>
            </text:list-item>
            <text:list-item>
              <text:p text:style-name="P21"><text:span text:style-name="T7">Générer un fichier XML avec le nom qu’il désire.</text:span></text:p>
            </text:list-item>
          </text:list>
        </text:list-item>
        <text:list-item>
          <text:p text:style-name="P21"><text:span text:style-name="T7">Le gén</text:span><text:span text:style-name="T10">é</text:span><text:span text:style-name="T7">r</text:span><text:span text:style-name="T10">a</text:span><text:span text:style-name="T7">liste envoie le fichier à la clinique de radiologie (par email),</text:span></text:p>
        </text:list-item>
        <text:list-item>
          <text:p text:style-name="P21"><text:span text:style-name="T7">Le radiologue utilise une fenêtre dans son système qui lui permet d’importer le fichier envoyé :</text:span></text:p>
          <text:list>
            <text:list-item>
              <text:p text:style-name="P21"><text:span text:style-name="T7">Le radiologue n’effectue aucune saisie.</text:span></text:p>
            </text:list-item>
          </text:list>
        </text:list-item>
      </text:list>
      <text:p text:style-name="P22"><text:span text:style-name="T7"/></text:p>
      <text:p text:style-name="P11">Travail demandé</text:p>
      <text:p text:style-name="P16">Il est demandé de créer deux applications :</text:p>
      <text:list xml:id="list3097753578037312860" text:style-name="L13">
        <text:list-item>
          <text:p text:style-name="P17">La première application va simuler le premier système. Elle permet d’exporter les données issues du cabinet médical du généraliste (données du patient à partir de la base de données ainsi que la donnée saisie),</text:p>
        </text:list-item>
        <text:list-item>
          <text:p text:style-name="P17">La deuxième application va simuler le deuxième système. Elle permet d’importer les données vers les deux tables “patient” et “radio” d’une manière correcte.</text:p>
        </text:list-item>
      </text:list>
      <text:p text:style-name="P16">Les deux applications doivent être dans deux projets différ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loext:contextual-spacing="false" fo:line-height="12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82cm" fo:margin-bottom="1.482cm" fo:margin-left="2.011cm" fo:margin-right="2.011cm" fo:border="none" fo:padding="0cm" style:writing-mode="lr-tb" style:footnote-max-height="0cm">
        <style:footnote-sep style:width="0.018cm"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editing-cycles>28</meta:editing-cycles>
    <meta:creation-date>2008-08-22T11:41:04</meta:creation-date>
    <dc:date>2021-04-29T11:03:22.331802566</dc:date>
    <meta:editing-duration>PT3H43M1S</meta:editing-duration>
    <meta:document-statistic meta:table-count="1" meta:image-count="0" meta:object-count="0" meta:page-count="2" meta:paragraph-count="46" meta:word-count="483" meta:character-count="3025" meta:non-whitespace-character-count="2608"/>
  </office:meta>
</office:document-meta>
</file>